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100000197BFF2F5EAF07DBFB3.png" manifest:media-type="image/png"/>
  <manifest:file-entry manifest:full-path="Pictures/10000001000003B60000019A6091EF672C91BBC4.png" manifest:media-type="image/png"/>
  <manifest:file-entry manifest:full-path="Pictures/100000010000045400000186982E83EC87AC1E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ee7b" officeooo:paragraph-rsid="001aee7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aee7b" officeooo:paragraph-rsid="001aee7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c2d1e" officeooo:paragraph-rsid="001c2d1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e0383" officeooo:paragraph-rsid="001e038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aee7b" officeooo:paragraph-rsid="001aee7b" fo:background-color="#ffff0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c2d1e" officeooo:paragraph-rsid="001c2d1e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 ASSIGNMENT – 11</text:p>
      <text:p text:style-name="P5"/>
      <text:p text:style-name="P1"/>
      <text:p text:style-name="P2">1)</text:p>
      <text:p text:style-name="P2"/>
      <text:p text:style-name="P2"><text:s/><draw:frame draw:style-name="fr2" draw:name="Image1" text:anchor-type="char" svg:width="16.464cm" svg:height="5.983cm" draw:z-index="0"><draw:image xlink:href="Pictures/100000010000045400000186982E83EC87AC1EDD.png" xlink:type="simple" xlink:show="embed" xlink:actuate="onLoad" draw:mime-type="image/png"/></draw:frame><text:s text:c="126"/></text:p>
      <text:p text:style-name="P3">2)</text:p>
      <text:p text:style-name="P3"/>
      <text:p text:style-name="P3"/>
      <text:p text:style-name="P3"/>
      <text:p text:style-name="P3"><text:s text:c="3"/><draw:frame draw:style-name="fr1" draw:name="Image2" text:anchor-type="char" svg:width="17cm" svg:height="7.336cm" draw:z-index="2"><draw:image xlink:href="Pictures/10000001000003B60000019A6091EF672C91BBC4.png" xlink:type="simple" xlink:show="embed" xlink:actuate="onLoad" draw:mime-type="image/png"/></draw:frame><text:s text:c="127"/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)</text:p>
      <text:p text:style-name="P4"/>
      <text:p text:style-name="P4"/>
      <text:p text:style-name="P4"><draw:frame draw:style-name="fr2" draw:name="Image3" text:anchor-type="char" svg:width="16.572cm" svg:height="7.44cm" draw:z-index="1"><draw:image xlink:href="Pictures/100000010000049100000197BFF2F5EAF07DBFB3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4:49:28.275683456</meta:creation-date>
    <dc:date>2024-03-13T23:27:28.357178307</dc:date>
    <meta:editing-duration>PT58M22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2" meta:paragraph-count="6" meta:word-count="6" meta:character-count="282" meta:non-whitespace-character-count="22"/>
  </office:meta>
</office:document-meta>
</file>